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131" officeooo:paragraph-rsid="00149131"/>
    </style:style>
    <style:style style:name="P2" style:family="paragraph" style:parent-style-name="Standard">
      <style:text-properties officeooo:paragraph-rsid="00149131"/>
    </style:style>
    <style:style style:name="P3" style:family="paragraph" style:parent-style-name="Standard">
      <style:text-properties officeooo:rsid="00155cea" officeooo:paragraph-rsid="00155cea"/>
    </style:style>
    <style:style style:name="P4" style:family="paragraph" style:parent-style-name="Standard">
      <style:text-properties officeooo:rsid="0015cee5" officeooo:paragraph-rsid="0015cee5"/>
    </style:style>
    <style:style style:name="P5" style:family="paragraph" style:parent-style-name="Standard">
      <style:text-properties officeooo:paragraph-rsid="0017c37c"/>
    </style:style>
    <style:style style:name="T1" style:family="text">
      <style:text-properties officeooo:rsid="00149131"/>
    </style:style>
    <style:style style:name="T2" style:family="text">
      <style:text-properties officeooo:rsid="00155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<text:bookmark-start text:name="__DdeLink__90_3229911899"/>CREATE TABLE "users" (</text:p>
      <text:p text:style-name="Standard"><text:tab/>"id"<text:tab/>INTEGER,</text:p>
      <text:p text:style-name="Standard"><text:tab/>"last_name"<text:tab/>TEXT,</text:p>
      <text:p text:style-name="Standard"><text:tab/>"gender"<text:tab/>TEXT,</text:p>
      <text:p text:style-name="Standard"><text:tab/>"login"<text:tab/>TEXT,</text:p>
      <text:p text:style-name="Standard"><text:tab/>"email"<text:tab/>TEXT,</text:p>
      <text:p text:style-name="Standard"><text:tab/>"register_date"<text:tab/>TEXT,</text:p>
      <text:p text:style-name="Standard"><text:tab/>PRIMARY KEY("id" AUTOINCREMENT)</text:p>
      <text:p text:style-name="Standard">);</text:p>
      <text:p text:style-name="Standard">INSERT INTO users (last_name,gender,login,email,register_date)</text:p>
      <text:p text:style-name="P5">VALUES('Tim', Smith', Male', 'tim_smith_1984', 'smith_is_here@gmail.com', 2020-12-21);</text:p>
      <text:p text:style-name="P2">INSERT INTO users (last_name,gender,login,email,register_date)</text:p>
      <text:p text:style-name="P2">VALUES('Tom', 'bsmith, Male', 'tom_bsmith_1984', 'tom_is_here@gmail.com', 2018-10-20);</text:p>
      <text:p text:style-name="P2">INSERT INTO users (last_name,gender,login,email,register_date)</text:p>
      <text:p text:style-name="P2">VALUES('<text:span text:style-name="T1">Alica</text:span>', '<text:span text:style-name="T1">Prada</text:span>, <text:span text:style-name="T2">Female</text:span>', '<text:span text:style-name="T2">Alica</text:span>_<text:span text:style-name="T2">prada</text:span>_19<text:span text:style-name="T2">73</text:span>', '<text:span text:style-name="T2">alica</text:span>_is_here@gmail.com', 20<text:span text:style-name="T2">13</text:span>-<text:span text:style-name="T2">03</text:span>-<text:span text:style-name="T2">11</text:span>)<text:bookmark-end text:name="__DdeLink__90_3229911899"/>;</text:p>
      <text:p text:style-name="P2"/>
      <text:p text:style-name="P2">FOREIGN KEY (post_author_id) REFERENCES users(id) ON DELETE CASCADE, FOREIGN KEY (post_category_id) REFERENCES category(category_id) ON DELETE SET NULL)</text:p>
      <text:p text:style-name="P3">2.</text:p>
      <text:p text:style-name="P3">CREATE TABLE "category" (</text:p>
      <text:p text:style-name="P3"><text:tab/>"category_id"<text:tab/>INTEGER,</text:p>
      <text:p text:style-name="P3"><text:tab/>"category_title"<text:tab/>TEXT,</text:p>
      <text:p text:style-name="P3"><text:tab/>PRIMARY KEY("category_id")</text:p>
      <text:p text:style-name="P3">)</text:p>
      <text:p text:style-name="P3"/>
      <text:p text:style-name="P3">INSERT INTO category (category_id,category_title)</text:p>
      <text:p text:style-name="P3">VALUES(1,'Science');</text:p>
      <text:p text:style-name="P3">INSERT INTO category (category_id,category_title)</text:p>
      <text:p text:style-name="P3">VALUES(2,'Work');</text:p>
      <text:p text:style-name="P3">INSERT INTO category (category_id,category_title)</text:p>
      <text:p text:style-name="P3">VALUES(3,'Languagws');</text:p>
      <text:p text:style-name="P3"/>
      <text:p text:style-name="P4">3)</text:p>
      <text:p text:style-name="P4">CREATE TABLE "posts" (</text:p>
      <text:p text:style-name="P4"><text:tab/>"id"<text:tab/>INTEGER,</text:p>
      <text:p text:style-name="P4"><text:tab/>"title"<text:tab/>TEXT,</text:p>
      <text:p text:style-name="P4"><text:tab/>"date_created"<text:tab/>TEXT,</text:p>
      <text:p text:style-name="P4"><text:tab/>"content"<text:tab/>TEXT VARCHAR(140),</text:p>
      <text:p text:style-name="P4"><text:tab/>"post_author_id"<text:tab/>INTEGER,</text:p>
      <text:p text:style-name="P4"><text:tab/>"posts_category_id"<text:tab/> INTEGER,</text:p>
      <text:p text:style-name="P4"><text:tab/>PRIMARY KEY("id" AUTOINCREMENT)</text:p>
      <text:p text:style-name="P4"><text:tab/>FOREIGN KEY (post_author_id) REFERENCES users(id) ON DELETE CASCADE, FOREIGN KEY (posts_category_id) REFERENCES category(category_id) ON DELETE SET NULL</text:p>
      <text:p text:style-name="P4"><text:tab/></text:p>
      <text:p text:style-name="P4">)</text:p>
      <text:p text:style-name="P4">INSERT INTO posts(title,date_created,content,post_author_id,posts_category_id)</text:p>
      <text:p text:style-name="P4">VALUES('What is Quantum Computing?', 2021-01-18, 'Quantum computing is a rapidly-emerging technology that harnesses the laws of quantum mechanics to solve problems too complex for classical computers', 1, 1)</text:p>
      <text:p text:style-name="P4"/>
      <text:p text:style-name="P4"><text:soft-page-break/>INSERT INTO posts(title,date_created,content,post_author_id,posts_category_id)</text:p>
      <text:p text:style-name="P4">VALUES('Works', 2020-01-14, ' laws of quantum mechanics to solve problems too complex for classical computers', 1, 2)</text:p>
      <text:p text:style-name="P4">INSERT INTO posts(title,date_created,content,post_author_id,posts_category_id)</text:p>
      <text:p text:style-name="P4">VALUES('Languagws', 2010-01-14, ' mechanics to solve problems too complex for classical computers', 1, 2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1:39:33.550883290</meta:creation-date>
    <dc:date>2022-12-14T23:05:39.672727389</dc:date>
    <meta:editing-duration>PT5M14S</meta:editing-duration>
    <meta:editing-cycles>1</meta:editing-cycles>
    <meta:document-statistic meta:table-count="0" meta:image-count="0" meta:object-count="0" meta:page-count="2" meta:paragraph-count="47" meta:word-count="202" meta:character-count="2072" meta:non-whitespace-character-count="1896"/>
    <meta:generator>LibreOffice/7.3.7.2$Linux_X86_64 LibreOffice_project/30$Build-2</meta:generator>
  </office:meta>
</office:document-meta>
</file>